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background-color="transparent" fo:padding="0.025cm" fo:border-left="0.088cm solid #000000" fo:border-right="none" fo:border-top="0.088cm solid #000000" fo:border-bottom="0.002cm solid #000000">
        <style:background-image/>
      </style:table-cell-properties>
    </style:style>
    <style:style style:name="t1.B2" style:family="table-cell">
      <style:table-cell-properties fo:background-color="transparent" fo:padding="0.025cm" fo:border-left="0.002cm solid #000000" fo:border-right="none" fo:border-top="0.088cm solid #000000" fo:border-bottom="0.002cm solid #000000">
        <style:background-image/>
      </style:table-cell-properties>
    </style:style>
    <style:style style:name="t1.I2" style:family="table-cell">
      <style:table-cell-properties fo:background-color="transparent" fo:padding="0.025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#ffff00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cm" fo:margin-right="0cm" fo:margin-top="0.152cm" fo:margin-bottom="0cm" style:line-height-at-least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cm" fo:margin-right="0cm" fo:margin-top="0cm" fo:margin-bottom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#ffff00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2" style:family="text">
      <style:text-properties style:font-name="Arial" fo:letter-spacing="0.035cm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35cm" style:text-underline-style="none" fo:font-weight="bold" style:font-weight-asian="bold"/>
    </style:style>
    <style:style style:name="T14" style:family="text">
      <style:text-properties style:font-name="Arial" fo:letter-spacing="0.035cm" fo:language="ru" fo:country="RU" style:text-underline-style="solid" style:text-underline-width="auto" style:text-underline-color="font-color" fo:font-weight="bold" style:font-weight-asian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normal" style:font-style-asian="normal" style:font-style-complex="norm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-complex="Ari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9" style:family="text">
      <style:text-properties style:text-position="0% 100%" fo:letter-spacing="0.035cm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0" style:family="text">
      <style:text-properties style:text-position="0% 100%" fo:letter-spacing="0.035cm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1" style:family="text">
      <style:text-properties style:text-position="0% 100%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2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43" style:family="text">
      <style:text-properties fo:font-size="10pt" style:font-size-asian="10pt" style:language-asian="zh" style:country-asian="TW" style:font-size-complex="10pt"/>
    </style:style>
    <style:style style:name="T44" style:family="text">
      <style:text-properties style:font-name="Symbol" fo:language="en" fo:country="US" style:font-name-complex="Symbol"/>
    </style:style>
    <style:style style:name="T45" style:family="text">
      <style:text-properties style:text-position="super 58%" fo:font-style="italic" style:font-style-asian="italic" style:font-style-complex="italic"/>
    </style:style>
    <style:style style:name="T46" style:family="text">
      <style:text-properties fo:language="en" fo:country="none"/>
    </style:style>
    <style:style style:name="T47" style:family="text">
      <style:text-properties fo:letter-spacing="0.035cm" style:text-underline-style="solid" style:text-underline-width="auto" style:text-underline-color="font-color" fo:font-weight="bold" fo:background-color="#ffff00" style:font-weight-asian="bold"/>
    </style:style>
    <style:style style:name="T48" style:family="text">
      <style:text-properties fo:letter-spacing="0.035cm" fo:language="en" fo:country="US" style:text-underline-style="solid" style:text-underline-width="auto" style:text-underline-color="font-color" fo:font-weight="bold" fo:background-color="#ffff00" style:font-weight-asian="bold"/>
    </style:style>
    <style:style style:name="T49" style:family="text">
      <style:text-properties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fo:letter-spacing="0.035cm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1.489cm" svg:y="-0.601cm" svg:width="19.98cm" svg:height="3.314cm" draw:z-index="0"><draw:image xlink:href="Pictures/20000367000675C0000113207151B783.wmf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10">Personal dosimeter</text:span><text:span text:style-name="T9"> AT3509</text:span><text:span text:style-name="T11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з/н: <text:span text:style-name="T35"><text:s/></text:span><text:span text:style-name="T25">$</text:span><text:span text:style-name="T17">allSerial </text:span></text:p>
      <text:p text:style-name="P9"/>
      <text:p text:style-name="P7">Measurement limits:</text:p>
      <text:p text:style-name="P8"><text:span text:style-name="T18">0.1 </text:span><text:span text:style-name="T19"></text:span><text:span text:style-name="T18">Sv/h – 0.5 Sv/h</text:span></text:p>
      <text:p text:style-name="P10"/>
      <text:p text:style-name="P7">Measurement error:</text:p>
      <text:p text:style-name="P5"><text:span text:style-name="T47">±</text:span><text:span text:style-name="T48">(</text:span><text:span text:style-name="T47">15</text:span><text:span text:style-name="T48">+</text:span><text:span text:style-name="T50">0</text:span><text:span text:style-name="T48">,</text:span><text:span text:style-name="T39">0015</text:span><text:span text:style-name="T40">/</text:span><text:span text:style-name="T41">Ḣ</text:span><text:span text:style-name="T38"> </text:span><text:span text:style-name="T32">p</text:span><text:span text:style-name="T48">(10)+</text:span><text:span text:style-name="T50">0,005</text:span><text:span text:style-name="T42">·</text:span><text:span text:style-name="T49">Ḣ </text:span><text:span text:style-name="T32">p</text:span><text:span text:style-name="T48">(10)</text:span><text:span text:style-name="T14">)</text:span><text:span text:style-name="T12">%</text:span><text:span text:style-name="T13">, </text:span><text:span text:style-name="T3">Hр(10)</text:span><text:span text:style-name="T4"> - individual equivalent dose rate, mSv/h</text:span></text:p>
      <text:p text:style-name="P5"/>
      <text:p text:style-name="P7">Operating conditions:</text:p>
      <text:list xml:id="list1139150268135568087" text:style-name="L1">
        <text:list-item>
          <text:p text:style-name="P50"><text:span text:style-name="T21">Air temperature<text:tab/></text:span><text:span text:style-name="T34"><text:tab/><text:tab/><text:tab/>+</text:span><text:span text:style-name="T21">$temp</text:span><text:span text:style-name="T34"> °</text:span><text:span text:style-name="T21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3">$facility_13+11eng;</text:span></text:span></text:p>
      <text:p text:style-name="P45"><text:span text:style-name="Знак_20_примечания"><text:span text:style-name="T43"/></text:span></text:p>
      <text:p text:style-name="P21"><text:span text:style-name="T15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3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3">15</text:span></text:p>
          </table:table-cell>
        </table:table-row>
        <table:table-row>
          <table:table-cell table:style-name="t1.A3" office:value-type="string">
            <text:p text:style-name="P12"><text:span text:style-name="T15">800.0</text:span>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3">15.4</text:span></text:p>
          </table:table-cell>
        </table:table-row>
        <table:table-row>
          <table:table-cell table:style-name="t1.A7" office:value-type="string">
            <text:p text:style-name="P12"><text:span text:style-name="T23">4</text:span> 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<text:span text:style-name="T15">1</text:span></text:p>
          </table:table-cell>
          <table:table-cell table:style-name="s1.B4" office:value-type="string">
            <text:p text:style-name="P19"><text:s text:c="2"/>$1-d<text:span text:style-name="T15">1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2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2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2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2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3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3">15</text:span></text:p>
          </table:table-cell>
        </table:table-row>
        <table:table-row>
          <table:table-cell table:style-name="t2.A3" office:value-type="string">
            <text:p text:style-name="P12"><text:span text:style-name="T15">800.0</text:span>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3">15.4</text:span></text:p>
          </table:table-cell>
        </table:table-row>
        <table:table-row>
          <table:table-cell table:style-name="t2.A7" office:value-type="string">
            <text:p text:style-name="P12"><text:span text:style-name="T23">4</text:span> 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3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2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2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2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2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<text:span text:style-name="T15">1</text:span></text:p>
          </table:table-cell>
          <table:table-cell table:style-name="s2.B4" office:value-type="string">
            <text:p text:style-name="P19"><text:s text:c="2"/>$2-d<text:span text:style-name="T15">1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3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3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3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3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3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3">15</text:span></text:p>
          </table:table-cell>
        </table:table-row>
        <table:table-row>
          <table:table-cell table:style-name="t3.A3" office:value-type="string">
            <text:p text:style-name="P12"><text:span text:style-name="T15">800.0</text:span>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3">15.4</text:span></text:p>
          </table:table-cell>
        </table:table-row>
        <table:table-row>
          <table:table-cell table:style-name="t3.A7" office:value-type="string">
            <text:p text:style-name="P12"><text:span text:style-name="T23">4</text:span> 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3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3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3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3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3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<text:span text:style-name="T15">1</text:span></text:p>
          </table:table-cell>
          <table:table-cell table:style-name="s3.B4" office:value-type="string">
            <text:p text:style-name="P19"><text:s text:c="2"/>$3-d<text:span text:style-name="T15">1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4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4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4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4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3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3">15</text:span></text:p>
          </table:table-cell>
        </table:table-row>
        <table:table-row>
          <table:table-cell table:style-name="t4.A3" office:value-type="string">
            <text:p text:style-name="P12"><text:span text:style-name="T15">800.0</text:span>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3">15.4</text:span></text:p>
          </table:table-cell>
        </table:table-row>
        <table:table-row>
          <table:table-cell table:style-name="t4.A7" office:value-type="string">
            <text:p text:style-name="P12"><text:span text:style-name="T23">4</text:span> 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3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4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4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4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4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<text:span text:style-name="T15">1</text:span></text:p>
          </table:table-cell>
          <table:table-cell table:style-name="s4.B4" office:value-type="string">
            <text:p text:style-name="P19"><text:s text:c="2"/>$4-d<text:span text:style-name="T15">1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5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5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5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5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3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3">15</text:span></text:p>
          </table:table-cell>
        </table:table-row>
        <table:table-row>
          <table:table-cell table:style-name="t5.A3" office:value-type="string">
            <text:p text:style-name="P12"><text:span text:style-name="T15">800.0</text:span>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3">15.4</text:span></text:p>
          </table:table-cell>
        </table:table-row>
        <table:table-row>
          <table:table-cell table:style-name="t5.A7" office:value-type="string">
            <text:p text:style-name="P12"><text:span text:style-name="T23">4</text:span> 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3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5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5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5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5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<text:span text:style-name="T15">1</text:span></text:p>
          </table:table-cell>
          <table:table-cell table:style-name="s5.B4" office:value-type="string">
            <text:p text:style-name="P19"><text:s text:c="2"/>$5-d<text:span text:style-name="T15">1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6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6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6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6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3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3">15</text:span></text:p>
          </table:table-cell>
        </table:table-row>
        <table:table-row>
          <table:table-cell table:style-name="t6.A3" office:value-type="string">
            <text:p text:style-name="P12"><text:span text:style-name="T15">800.0</text:span>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3">15.4</text:span></text:p>
          </table:table-cell>
        </table:table-row>
        <table:table-row>
          <table:table-cell table:style-name="t6.A7" office:value-type="string">
            <text:p text:style-name="P12"><text:span text:style-name="T23">4</text:span> 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3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6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6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6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6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<text:span text:style-name="T15">1</text:span></text:p>
          </table:table-cell>
          <table:table-cell table:style-name="s6.B4" office:value-type="string">
            <text:p text:style-name="P19"><text:s text:c="2"/>$6-d<text:span text:style-name="T15">1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7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7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7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7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3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3">15</text:span></text:p>
          </table:table-cell>
        </table:table-row>
        <table:table-row>
          <table:table-cell table:style-name="t7.A3" office:value-type="string">
            <text:p text:style-name="P12"><text:span text:style-name="T15">800.0</text:span>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3">15.4</text:span></text:p>
          </table:table-cell>
        </table:table-row>
        <table:table-row>
          <table:table-cell table:style-name="t7.A7" office:value-type="string">
            <text:p text:style-name="P12"><text:span text:style-name="T23">4</text:span> 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3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7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7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7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7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<text:span text:style-name="T15">1</text:span></text:p>
          </table:table-cell>
          <table:table-cell table:style-name="s7.B4" office:value-type="string">
            <text:p text:style-name="P19"><text:s text:c="2"/>$7-d<text:span text:style-name="T15">1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8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8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8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8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3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3">15</text:span></text:p>
          </table:table-cell>
        </table:table-row>
        <table:table-row>
          <table:table-cell table:style-name="t8.A3" office:value-type="string">
            <text:p text:style-name="P12"><text:span text:style-name="T15">800.0</text:span>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3">15.4</text:span></text:p>
          </table:table-cell>
        </table:table-row>
        <table:table-row>
          <table:table-cell table:style-name="t8.A7" office:value-type="string">
            <text:p text:style-name="P12"><text:span text:style-name="T23">4</text:span> 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3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8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8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8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8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<text:span text:style-name="T15">1</text:span></text:p>
          </table:table-cell>
          <table:table-cell table:style-name="s8.B4" office:value-type="string">
            <text:p text:style-name="P19"><text:s text:c="2"/>$8-d<text:span text:style-name="T15">1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9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9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9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9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3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3">15</text:span></text:p>
          </table:table-cell>
        </table:table-row>
        <table:table-row>
          <table:table-cell table:style-name="t9.A3" office:value-type="string">
            <text:p text:style-name="P12"><text:span text:style-name="T15">800.0</text:span>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3">15.4</text:span></text:p>
          </table:table-cell>
        </table:table-row>
        <table:table-row>
          <table:table-cell table:style-name="t9.A7" office:value-type="string">
            <text:p text:style-name="P12"><text:span text:style-name="T23">4</text:span> 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3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9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9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9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9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<text:span text:style-name="T15">1</text:span></text:p>
          </table:table-cell>
          <table:table-cell table:style-name="s9.B4" office:value-type="string">
            <text:p text:style-name="P19"><text:s text:c="2"/>$9-d<text:span text:style-name="T15">1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0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0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0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0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3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3">15</text:span></text:p>
          </table:table-cell>
        </table:table-row>
        <table:table-row>
          <table:table-cell table:style-name="t10.A3" office:value-type="string">
            <text:p text:style-name="P12"><text:span text:style-name="T15">800.0</text:span>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3">15.4</text:span></text:p>
          </table:table-cell>
        </table:table-row>
        <table:table-row>
          <table:table-cell table:style-name="t10.A7" office:value-type="string">
            <text:p text:style-name="P12"><text:span text:style-name="T23">4</text:span> 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3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0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0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0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0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<text:span text:style-name="T15">1</text:span></text:p>
          </table:table-cell>
          <table:table-cell table:style-name="s10.B4" office:value-type="string">
            <text:p text:style-name="P19"><text:s text:c="2"/>$10-d<text:span text:style-name="T15">1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1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1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1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1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3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3">15</text:span></text:p>
          </table:table-cell>
        </table:table-row>
        <table:table-row>
          <table:table-cell table:style-name="t11.A3" office:value-type="string">
            <text:p text:style-name="P12"><text:span text:style-name="T15">800.0</text:span>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3">15.4</text:span></text:p>
          </table:table-cell>
        </table:table-row>
        <table:table-row>
          <table:table-cell table:style-name="t11.A7" office:value-type="string">
            <text:p text:style-name="P12"><text:span text:style-name="T23">4</text:span> 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3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1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1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1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1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<text:span text:style-name="T15">1</text:span></text:p>
          </table:table-cell>
          <table:table-cell table:style-name="s11.B4" office:value-type="string">
            <text:p text:style-name="P19"><text:s text:c="2"/>$11-d<text:span text:style-name="T15">1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2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2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2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2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3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3">15</text:span></text:p>
          </table:table-cell>
        </table:table-row>
        <table:table-row>
          <table:table-cell table:style-name="t12.A3" office:value-type="string">
            <text:p text:style-name="P12"><text:span text:style-name="T15">800.0</text:span>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3">15.4</text:span></text:p>
          </table:table-cell>
        </table:table-row>
        <table:table-row>
          <table:table-cell table:style-name="t12.A7" office:value-type="string">
            <text:p text:style-name="P12"><text:span text:style-name="T23">4</text:span> 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3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2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2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2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2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<text:span text:style-name="T15">1</text:span></text:p>
          </table:table-cell>
          <table:table-cell table:style-name="s12.B4" office:value-type="string">
            <text:p text:style-name="P19"><text:s text:c="2"/>$12-d<text:span text:style-name="T15">1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3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2:50.67</dc:date>
    <meta:editing-duration>P3DT8H42M39S</meta:editing-duration>
    <meta:editing-cycles>410</meta:editing-cycles>
    <meta:generator>OpenOffice/4.1.6$Win32 OpenOffice.org_project/416m1$Build-9790</meta:generator>
    <dc:creator>Squorpikkor </dc:creator>
    <meta:document-statistic meta:table-count="25" meta:image-count="1" meta:object-count="0" meta:page-count="7" meta:paragraph-count="1404" meta:word-count="2338" meta:character-count="14032"/>
  </office:meta>
</office:document-meta>
</file>